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Unicode MS" svg:font-family="'Arial Unicode MS'" style:font-family-generic="modern"/>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48.25pt"/>
    </style:style>
    <style:style style:name="co3" style:family="table-column">
      <style:table-column-properties fo:break-before="auto" style:column-width="113.36pt"/>
    </style:style>
    <style:style style:name="co4" style:family="table-column">
      <style:table-column-properties fo:break-before="auto" style:column-width="245pt"/>
    </style:style>
    <style:style style:name="co5" style:family="table-column">
      <style:table-column-properties fo:break-before="auto" style:column-width="26.96pt"/>
    </style:style>
    <style:style style:name="co6" style:family="table-column">
      <style:table-column-properties fo:break-before="auto" style:column-width="37.25pt"/>
    </style:style>
    <style:style style:name="co7" style:family="table-column">
      <style:table-column-properties fo:break-before="auto" style:column-width="154.6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5.34pt" fo:break-before="auto" style:use-optimal-row-height="true"/>
    </style:style>
    <style:style style:name="ro7" style:family="table-row">
      <style:table-row-properties style:row-height="14.91pt" fo:break-before="auto" style:use-optimal-row-height="true"/>
    </style:style>
    <style:style style:name="ro8" style:family="table-row">
      <style:table-row-properties style:row-height="29.25pt" fo:break-before="auto" style:use-optimal-row-height="false"/>
    </style:style>
    <style:style style:name="ro9" style:family="table-row">
      <style:table-row-properties style:row-height="61.14pt" fo:break-before="auto" style:use-optimal-row-height="true"/>
    </style:style>
    <style:style style:name="ro10" style:family="table-row">
      <style:table-row-properties style:row-height="81.01pt" fo:break-before="auto" style:use-optimal-row-height="false"/>
    </style:style>
    <style:style style:name="ro11"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31"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898c8"/>
    </style:style>
    <style:style style:name="ce40" style:family="table-cell" style:parent-style-name="Default">
      <style:table-cell-properties fo:background-color="#ccffcc"/>
    </style:style>
    <style:style style:name="ce41"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3"/>
        <table:table-column table:style-name="co7" table:default-cell-style-name="ce29"/>
        <table:table-column table:style-name="co8" table:default-cell-style-name="ce36"/>
        <table:table-column table:style-name="co9" table:number-columns-repeated="1016" table:default-cell-style-name="Default"/>
        <table:table-row table:style-name="ro1">
          <table:table-cell table:style-name="Default"/>
          <table:table-cell table:style-name="ce6" office:value-type="string">
            <text:p>UBL CertificateOfOrigin 2.0</text:p>
          </table:table-cell>
          <table:table-cell table:style-name="Default" table:number-columns-repeated="5"/>
          <table:table-cell table:style-name="ce32" office:value-type="string">
            <text:p>2008-07-23</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9" office:value-type="string" table:number-columns-spanned="1" table:number-rows-spanned="2">
            <text:p>Cardi-nality</text:p>
          </table:table-cell>
          <table:table-cell table:style-name="ce21" office:value-type="string" table:number-columns-spanned="1" table:number-rows-spanned="2">
            <text:p>Component Type</text:p>
          </table:table-cell>
          <table:table-cell table:style-name="ce26" office:value-type="string" table:number-columns-spanned="2" table:number-rows-spanned="1">
            <text:p>Japanese</text:p>
          </table:table-cell>
          <table:covered-table-cell table:style-name="ce33"/>
          <table:table-cell table:number-columns-repeated="1016"/>
        </table:table-row>
        <table:table-row table:style-name="ro3">
          <table:covered-table-cell table:style-name="ce1"/>
          <table:covered-table-cell table:style-name="ce8"/>
          <table:covered-table-cell table:style-name="ce14"/>
          <table:covered-table-cell table:style-name="ce17"/>
          <table:covered-table-cell table:style-name="ce20"/>
          <table:covered-table-cell table:style-name="ce21"/>
          <table:table-cell table:style-name="ce27" office:value-type="string">
            <text:p>Business Terms</text:p>
          </table:table-cell>
          <table:table-cell table:style-name="ce34"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Certificate Of Origin. Details</text:p>
          </table:table-cell>
          <table:table-cell table:style-name="ce2" office:value-type="string">
            <text:p>CertificateOfOrigin</text:p>
          </table:table-cell>
          <table:table-cell table:style-name="ce2" office:value-type="string">
            <text:p>A document that describes the Certificate of Origin.</text:p>
          </table:table-cell>
          <table:table-cell table:style-name="ce2"/>
          <table:table-cell table:style-name="ce22" office:value-type="string">
            <text:p>ABIE</text:p>
          </table:table-cell>
          <table:table-cell table:style-name="ce28" office:value-type="string">
            <text:p>原産地証明書</text:p>
          </table:table-cell>
          <table:table-cell table:style-name="ce35" office:value-type="string">
            <text:p>原産地証明を記述する文書。</text:p>
          </table:table-cell>
          <table:table-cell table:style-name="ce39" table:number-columns-repeated="1016"/>
        </table:table-row>
        <table:table-row table:style-name="ro5">
          <table:table-cell office:value-type="float" office:value="2">
            <text:p>2</text:p>
          </table:table-cell>
          <table:table-cell office:value-type="string">
            <text:p>Certificate Of Origin.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バージョンID</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5">
          <table:table-cell office:value-type="float" office:value="3">
            <text:p>3</text:p>
          </table:table-cell>
          <table:table-cell office:value-type="string">
            <text:p>Certificate Of Origin.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1">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6">
          <table:table-cell office:value-type="float" office:value="4">
            <text:p>4</text:p>
          </table:table-cell>
          <table:table-cell office:value-type="string">
            <text:p>Certificate Of Origin.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1">ID</text:span></text:p>
          </table:table-cell>
          <table:table-cell office:value-type="string">
            <text:p>使用されているUBLカスタマイゼーションを示すユーザ定義プロファイルの識別子。</text:p>
          </table:table-cell>
          <table:table-cell table:number-columns-repeated="1016"/>
        </table:table-row>
        <table:table-row table:style-name="ro7">
          <table:table-cell office:value-type="float" office:value="5">
            <text:p>5</text:p>
          </table:table-cell>
          <table:table-cell office:value-type="string">
            <text:p>Certificate Of Origin. Identifier</text:p>
          </table:table-cell>
          <table:table-cell office:value-type="string">
            <text:p>ID</text:p>
          </table:table-cell>
          <table:table-cell office:value-type="string">
            <text:p>Unique Identifier of the Certificate Of Origin.</text:p>
          </table:table-cell>
          <table:table-cell office:value-type="string">
            <text:p>1</text:p>
          </table:table-cell>
          <table:table-cell office:value-type="string">
            <text:p>BBIE</text:p>
          </table:table-cell>
          <table:table-cell table:style-name="ce30" office:value-type="string">
            <text:p>原産地証明書ID</text:p>
          </table:table-cell>
          <table:table-cell office:value-type="string">
            <text:p>原産地証明書に付けられた識別子。</text:p>
          </table:table-cell>
          <table:table-cell table:number-columns-repeated="1016"/>
        </table:table-row>
        <table:table-row table:style-name="ro6">
          <table:table-cell office:value-type="float" office:value="6">
            <text:p>6</text:p>
          </table:table-cell>
          <table:table-cell office:value-type="string">
            <text:p>Certificate Of Origin.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1">ABIE</text:span><text:span text:style-name="T2">のインスタンスをグローバルに識別する識別子。</text:span></text:p>
          </table:table-cell>
          <table:table-cell table:number-columns-repeated="1016"/>
        </table:table-row>
        <table:table-row table:style-name="ro6">
          <table:table-cell office:value-type="float" office:value="7">
            <text:p>7</text:p>
          </table:table-cell>
          <table:table-cell office:value-type="string">
            <text:p>Certificate Of Origin. Issue Date. Date</text:p>
          </table:table-cell>
          <table:table-cell office:value-type="string">
            <text:p>IssueDate</text:p>
          </table:table-cell>
          <table:table-cell office:value-type="string">
            <text:p>Date on which the Certificate Of Origin was issued.</text:p>
          </table:table-cell>
          <table:table-cell office:value-type="string">
            <text:p>0..1</text:p>
          </table:table-cell>
          <table:table-cell office:value-type="string">
            <text:p>BBIE</text:p>
          </table:table-cell>
          <table:table-cell office:value-type="string">
            <text:p>発行日</text:p>
          </table:table-cell>
          <table:table-cell office:value-type="string">
            <text:p>原産地証明書が発行された発行日。</text:p>
          </table:table-cell>
          <table:table-cell table:number-columns-repeated="1016"/>
        </table:table-row>
        <table:table-row table:style-name="ro6">
          <table:table-cell office:value-type="float" office:value="8">
            <text:p>8</text:p>
          </table:table-cell>
          <table:table-cell office:value-type="string">
            <text:p>Certificate Of Origin. Issue Time. Time</text:p>
          </table:table-cell>
          <table:table-cell office:value-type="string">
            <text:p>IssueTime</text:p>
          </table:table-cell>
          <table:table-cell table:style-name="ce15" office:value-type="string">
            <text:p>Time at which the Certificate Of Origin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原産地証明書が発行された発行時刻。</text:p>
          </table:table-cell>
          <table:table-cell table:number-columns-repeated="1016"/>
        </table:table-row>
        <table:table-row table:style-name="ro6">
          <table:table-cell office:value-type="float" office:value="9">
            <text:p>9</text:p>
          </table:table-cell>
          <table:table-cell office:value-type="string">
            <text:p>Certificate Of Origin.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table:style-name="ce37" office:value-type="string">
            <text:p>本文書インスタンスのテキスト記述。</text:p>
          </table:table-cell>
          <table:table-cell table:number-columns-repeated="1016"/>
        </table:table-row>
        <table:table-row table:style-name="ro8">
          <table:table-cell office:value-type="float" office:value="10">
            <text:p>10</text:p>
          </table:table-cell>
          <table:table-cell office:value-type="string">
            <text:p>Certificate Of Origin. Note. Text</text:p>
          </table:table-cell>
          <table:table-cell office:value-type="string">
            <text:p>Note</text:p>
          </table:table-cell>
          <table:table-cell office:value-type="string">
            <text:p>Textual note associated with a Certificate Of Origin.</text:p>
          </table:table-cell>
          <table:table-cell office:value-type="string">
            <text:p>0..n</text:p>
          </table:table-cell>
          <table:table-cell office:value-type="string">
            <text:p>BBIE</text:p>
          </table:table-cell>
          <table:table-cell office:value-type="string">
            <text:p>備考</text:p>
          </table:table-cell>
          <table:table-cell office:value-type="string">
            <text:p>原産地証明書に関連づけられるテキスト形式の備考。</text:p>
          </table:table-cell>
          <table:table-cell table:number-columns-repeated="1016"/>
        </table:table-row>
        <table:table-row table:style-name="ro6">
          <table:table-cell office:value-type="float" office:value="11">
            <text:p>11</text:p>
          </table:table-cell>
          <table:table-cell office:value-type="string">
            <text:p>Certificate Of Origin. Version Identifier. Identifier</text:p>
          </table:table-cell>
          <table:table-cell office:value-type="string">
            <text:p>VersionID</text:p>
          </table:table-cell>
          <table:table-cell office:value-type="string">
            <text:p>Version identifier of a Certificate Of Origin.</text:p>
          </table:table-cell>
          <table:table-cell office:value-type="string">
            <text:p>0..1</text:p>
          </table:table-cell>
          <table:table-cell office:value-type="string">
            <text:p>BBIE</text:p>
          </table:table-cell>
          <table:table-cell office:value-type="string">
            <text:p>版数ID</text:p>
          </table:table-cell>
          <table:table-cell office:value-type="string">
            <text:p>原産地証明書のバージョン識別子。</text:p>
          </table:table-cell>
          <table:table-cell table:number-columns-repeated="1016"/>
        </table:table-row>
        <table:table-row table:style-name="ro9">
          <table:table-cell table:style-name="ce4" office:value-type="float" office:value="12">
            <text:p>12</text:p>
          </table:table-cell>
          <table:table-cell table:style-name="ce11" office:value-type="string">
            <text:p>Certificate Of Origin. Exporter_ Party. Party</text:p>
          </table:table-cell>
          <table:table-cell table:style-name="ce4" office:value-type="string">
            <text:p>ExporterParty</text:p>
          </table:table-cell>
          <table:table-cell table:style-name="ce18"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4" office:value-type="string">
            <text:p>0..1</text:p>
          </table:table-cell>
          <table:table-cell table:style-name="ce24" office:value-type="string">
            <text:p>ASBIE</text:p>
          </table:table-cell>
          <table:table-cell table:style-name="ce31" office:value-type="string">
            <text:p>輸出者</text:p>
          </table:table-cell>
          <table:table-cell table:style-name="ce38" office:value-type="string">
            <text:p>輸出申告の作成者、あるいは、その者のために輸出申告が作成される対象。この者は、商品の所有者、あるいは申告が受理される時に商品の処理に対して同様の権利を持つ者である。</text:p>
          </table:table-cell>
          <table:table-cell table:style-name="ce40" table:number-columns-repeated="1016"/>
        </table:table-row>
        <table:table-row table:style-name="ro10">
          <table:table-cell table:style-name="ce4" office:value-type="float" office:value="13">
            <text:p>13</text:p>
          </table:table-cell>
          <table:table-cell table:style-name="ce11" office:value-type="string">
            <text:p>Certificate Of Origin. Importer_ Party. Party</text:p>
          </table:table-cell>
          <table:table-cell table:style-name="ce4" office:value-type="string">
            <text:p>ImporterParty</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4" office:value-type="string">
            <text:p>0..1</text:p>
          </table:table-cell>
          <table:table-cell table:style-name="ce24" office:value-type="string">
            <text:p>ASBIE</text:p>
          </table:table-cell>
          <table:table-cell table:style-name="ce31" office:value-type="string">
            <text:p>輸入者</text:p>
          </table:table-cell>
          <table:table-cell table:style-name="ce38" office:value-type="string">
            <text:p>輸入申告の作成者、あるいは、その者のために通関代理人やその他の認定された人物が輸入申告を作成する対象。商品の所有者、あるいは、商品の発送先を含む。</text:p>
          </table:table-cell>
          <table:table-cell table:style-name="ce40" table:number-columns-repeated="1016"/>
        </table:table-row>
        <table:table-row table:style-name="ro6">
          <table:table-cell table:style-name="ce4" office:value-type="float" office:value="14">
            <text:p>14</text:p>
          </table:table-cell>
          <table:table-cell table:style-name="ce11" office:value-type="string">
            <text:p>Certificate Of Origin. Endorser Party</text:p>
          </table:table-cell>
          <table:table-cell table:style-name="ce4" office:value-type="string">
            <text:p>EndorserParty</text:p>
          </table:table-cell>
          <table:table-cell table:style-name="ce4" office:value-type="string">
            <text:p>The party providing the endorsement.</text:p>
          </table:table-cell>
          <table:table-cell table:style-name="ce4" office:value-type="string">
            <text:p>0..n</text:p>
          </table:table-cell>
          <table:table-cell table:style-name="ce24" office:value-type="string">
            <text:p>ASBIE</text:p>
          </table:table-cell>
          <table:table-cell table:style-name="ce31" office:value-type="string">
            <text:p>裏書提供者</text:p>
          </table:table-cell>
          <table:table-cell table:style-name="ce38" office:value-type="string">
            <text:p>裏書の提供者。</text:p>
          </table:table-cell>
          <table:table-cell table:style-name="ce40" table:number-columns-repeated="1016"/>
        </table:table-row>
        <table:table-row table:style-name="ro6">
          <table:table-cell table:style-name="ce4" office:value-type="float" office:value="15">
            <text:p>15</text:p>
          </table:table-cell>
          <table:table-cell table:style-name="ce11" office:value-type="string">
            <text:p>Certificate Of Origin. Certificate Of Origin Application</text:p>
          </table:table-cell>
          <table:table-cell table:style-name="ce4" office:value-type="string">
            <text:p>CertificateOfOriginApplication</text:p>
          </table:table-cell>
          <table:table-cell table:style-name="ce4" office:value-type="string">
            <text:p>Details of the application of a Certificate of Origin.</text:p>
          </table:table-cell>
          <table:table-cell table:style-name="ce4" office:value-type="string">
            <text:p>1</text:p>
          </table:table-cell>
          <table:table-cell table:style-name="ce24" office:value-type="string">
            <text:p>ASBIE</text:p>
          </table:table-cell>
          <table:table-cell table:style-name="ce31" office:value-type="string">
            <text:p>原産地証明申請書</text:p>
          </table:table-cell>
          <table:table-cell table:style-name="ce38" office:value-type="string">
            <text:p>原産地証明書の申請。</text:p>
          </table:table-cell>
          <table:table-cell table:style-name="ce40" table:number-columns-repeated="1016"/>
        </table:table-row>
        <table:table-row table:style-name="ro6">
          <table:table-cell table:style-name="ce4" office:value-type="float" office:value="16">
            <text:p>16</text:p>
          </table:table-cell>
          <table:table-cell table:style-name="ce11" office:value-type="string">
            <text:p>Certificate Of Origin. Issuer_ Endorsement. Endorsement</text:p>
          </table:table-cell>
          <table:table-cell table:style-name="ce4" office:value-type="string">
            <text:p>IssuerEndorsement</text:p>
          </table:table-cell>
          <table:table-cell table:style-name="ce4" office:value-type="string">
            <text:p>Issuer Endorsement details.</text:p>
          </table:table-cell>
          <table:table-cell table:style-name="ce4" office:value-type="string">
            <text:p>1</text:p>
          </table:table-cell>
          <table:table-cell table:style-name="ce24" office:value-type="string">
            <text:p>ASBIE</text:p>
          </table:table-cell>
          <table:table-cell table:style-name="ce31" office:value-type="string">
            <text:p>発行者裏書</text:p>
          </table:table-cell>
          <table:table-cell table:style-name="ce38" office:value-type="string">
            <text:p>発行者の裏書。</text:p>
          </table:table-cell>
          <table:table-cell table:style-name="ce40" table:number-columns-repeated="1016"/>
        </table:table-row>
        <table:table-row table:style-name="ro6">
          <table:table-cell office:value-type="float" office:value="17">
            <text:p>17</text:p>
          </table:table-cell>
          <table:table-cell office:value-type="string">
            <text:p>Certificate Of Origin. Embassy_ Endorsement. Endorsement</text:p>
          </table:table-cell>
          <table:table-cell table:style-name="ce15" office:value-type="string">
            <text:p>EmbassyEndorsement</text:p>
          </table:table-cell>
          <table:table-cell table:style-name="ce15" office:value-type="string">
            <text:p>Embassy Endorsement details.</text:p>
          </table:table-cell>
          <table:table-cell office:value-type="string">
            <text:p>0..1</text:p>
          </table:table-cell>
          <table:table-cell office:value-type="string">
            <text:p>ASBIE</text:p>
          </table:table-cell>
          <table:table-cell office:value-type="string">
            <text:p>大使館裏書</text:p>
          </table:table-cell>
          <table:table-cell office:value-type="string">
            <text:p>大使館の裏書。</text:p>
          </table:table-cell>
          <table:table-cell table:number-columns-repeated="1016"/>
        </table:table-row>
        <table:table-row table:style-name="ro6">
          <table:table-cell office:value-type="float" office:value="18">
            <text:p>18</text:p>
          </table:table-cell>
          <table:table-cell office:value-type="string">
            <text:p>Certificate Of Origin. Insurance_ Endorsement. Endorsement</text:p>
          </table:table-cell>
          <table:table-cell office:value-type="string">
            <text:p>InsuranceEndorsement</text:p>
          </table:table-cell>
          <table:table-cell table:style-name="ce15" office:value-type="string">
            <text:p>Insurance Endorsement details.</text:p>
          </table:table-cell>
          <table:table-cell office:value-type="string">
            <text:p>0..1</text:p>
          </table:table-cell>
          <table:table-cell office:value-type="string">
            <text:p>ASBIE</text:p>
          </table:table-cell>
          <table:table-cell office:value-type="string">
            <text:p>保険裏書</text:p>
          </table:table-cell>
          <table:table-cell office:value-type="string">
            <text:p>保険の裏書。</text:p>
          </table:table-cell>
          <table:table-cell table:number-columns-repeated="1016"/>
        </table:table-row>
        <table:table-row table:style-name="ro4">
          <table:table-cell table:style-name="ce5"/>
          <table:table-cell table:style-name="ce12" table:number-columns-repeated="4"/>
          <table:table-cell table:style-name="ce25" office:value-type="string">
            <text:p>END</text:p>
          </table:table-cell>
          <table:table-cell table:style-name="ce12" table:number-columns-repeated="2"/>
          <table:table-cell table:style-name="ce41"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Unicode MS" svg:font-family="'Arial Unicode MS'" style:font-family-generic="modern"/>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Yes</number:text>
    </number:number-style>
    <number:number-style style:name="N152P1" style:volatile="true">
      <number:text>Yes</number:text>
    </number:number-style>
    <number:number-style style:name="N152">
      <number:text>No</number:text>
      <style:map style:condition="value()&gt;0" style:apply-style-name="N152P0"/>
      <style:map style:condition="value()&lt;0" style:apply-style-name="N152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ff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bfbcb"/>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ff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c0c0c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cbfbcb"/>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0c0c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7f7f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c0c0c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cc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アクセント_20_1" style:display-name="アクセント 1"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7f7f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6666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タイトル" style:family="table-cell" style:parent-style-name="Default">
      <style:text-properties fo:color="#333399" style:text-outline="false"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c0c0c0" style:diagonal-bl-tr="none" style:diagonal-tl-br="none" fo:border="2.98pt double #333333" style:border-line-width="0.99pt 0.99pt 0.99pt"/>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どちらでもない" style:family="table-cell" style:parent-style-name="Default">
      <style:table-cell-properties fo:background-color="#ffff99"/>
      <style:text-properties fo:color="#9933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メモ" style:family="table-cell" style:parent-style-name="Default">
      <style:table-cell-properties fo:background-color="#ffffcc" style:diagonal-bl-tr="none" style:diagonal-tl-br="none" fo:border="0.99pt solid #c0c0c0"/>
    </style:style>
    <style:style style:name="リンク_20_セル" style:display-name="リンク セル" style:family="table-cell" style:parent-style-name="Default">
      <style:table-cell-properties fo:border-bottom="2.98pt double #ff9900" style:border-line-width-bottom="0.99pt 0.99pt 0.99pt" style:diagonal-bl-tr="none" style:diagonal-tl-br="none" fo:border-left="none" fo:border-right="none" fo:border-top="none"/>
      <style:text-properties fo:color="#ff99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99pt solid #7f7f7f"/>
      <style:text-properties fo:color="#333399"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ffffff" style:diagonal-bl-tr="none" style:diagonal-tl-br="none" fo:border="0.99pt solid #333333"/>
      <style:text-properties fo:color="#333333"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悪い" style:family="table-cell" style:parent-style-name="Default">
      <style:table-cell-properties fo:background-color="#f898c8"/>
      <style:text-properties fo:color="#80008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良い" style:family="table-cell" style:parent-style-name="Default">
      <style:table-cell-properties fo:background-color="#cbfbcb"/>
      <style:text-properties fo:color="#008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4pt solid #33cccc" style:diagonal-bl-tr="none" style:diagonal-tl-br="none" fo:border-left="none" fo:border-right="none" fo:border-top="none"/>
      <style:text-properties fo:color="#333399"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4pt solid #c0c0c0" style:diagonal-bl-tr="none" style:diagonal-tl-br="none" fo:border-left="none" fo:border-right="none" fo:border-top="none"/>
      <style:text-properties fo:color="#333399" style:text-outline="false" style:text-line-through-style="none" style:font-name="ＭＳ Ｐゴシック" fo:font-size="13pt" fo:font-style="normal" fo:text-shadow="none" style:text-underline-style="none" fo:font-weight="bold" style:font-name-asian="ＭＳ Ｐゴシック"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2.49pt solid #33cccc" style:diagonal-bl-tr="none" style:diagonal-tl-br="none" fo:border-left="none" fo:border-right="none" fo:border-top="none"/>
      <style:text-properties fo:color="#3333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3333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ffffff" style:diagonal-bl-tr="none" style:diagonal-tl-br="none" fo:border="0.99pt solid #7f7f7f"/>
      <style:text-properties fo:color="#ff99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説明文" style:family="table-cell" style:parent-style-name="Default">
      <style:text-properties fo:color="#7f7f7f" style:text-outline="false" style:text-line-through-style="none" style:font-name="ＭＳ Ｐゴシック" fo:font-size="11pt" fo:font-style="italic" fo:text-shadow="none" style:text-underline-style="none" fo:font-weight="normal" style:font-name-asian="ＭＳ Ｐゴシック"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集計" style:family="table-cell" style:parent-style-name="Default">
      <style:table-cell-properties fo:border-bottom="2.98pt double #33cccc" style:border-line-width-bottom="0.99pt 0.99pt 0.99pt" style:diagonal-bl-tr="none" style:diagonal-tl-br="none" fo:border-left="none" fo:border-right="none" fo:border-top="0.99pt solid #33cccc"/>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41.05pt" fo:margin-bottom="36pt" fo:margin-left="41.05pt" fo:margin-right="17.29pt" style:first-page-number="continue" style:scale-to="75%" style:writing-mode="lr-tb"/>
      <style:header-style>
        <style:header-footer-properties fo:min-height="21.29pt" fo:margin-left="12.81pt" fo:margin-right="36.54pt" fo:margin-bottom="0pt"/>
      </style:header-style>
      <style:footer-style>
        <style:header-footer-properties fo:min-height="21.29pt" fo:margin-left="12.81pt" fo:margin-right="36.54pt" fo:margin-top="24.86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4</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ertificateOfOrigin-2.0</dc:title>
    <dc:subject>Japanese Localization</dc:subject>
    <meta:initial-creator>UBL Localization Subcommittees</meta:initial-creator>
    <meta:creation-date>2006-11-11T09:58:57</meta:creation-date>
    <dc:creator>Administrator</dc:creator>
    <dc:date>2008-10-23T11:17:50</dc:date>
    <meta:print-date>2008-07-23T02:49:09</meta:print-date>
    <meta:document-statistic meta:table-count="1" meta:cell-count="155" meta:object-count="0"/>
    <meta:generator>OpenOffice.org/3.0$Win32 OpenOffice.org_project/300m9$Build-9358</meta:generator>
  </office:meta>
</office:document-meta>
</file>